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9.178cm"/>
    </style:style>
    <style:style style:name="co2" style:family="table-column">
      <style:table-column-properties fo:break-before="auto" style:column-width="2.258cm"/>
    </style:style>
    <style:style style:name="ro1" style:family="table-row">
      <style:table-row-properties style:row-height="2.027cm" fo:break-before="auto" style:use-optimal-row-height="true"/>
    </style:style>
    <style:style style:name="ro2" style:family="table-row">
      <style:table-row-properties style:row-height="2.422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2.921cm" fo:break-before="auto" style:use-optimal-row-height="true"/>
    </style:style>
    <style:style style:name="ro7" style:family="table-row">
      <style:table-row-properties style:row-height="3.21cm" fo:break-before="auto" style:use-optimal-row-height="true"/>
    </style:style>
    <style:style style:name="ro8" style:family="table-row">
      <style:table-row-properties style:row-height="2.817cm" fo:break-before="auto" style:use-optimal-row-height="true"/>
    </style:style>
    <style:style style:name="ro9" style:family="table-row">
      <style:table-row-properties style:row-height="3.605cm" fo:break-before="auto" style:use-optimal-row-height="true"/>
    </style:style>
    <style:style style:name="ro10"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1"/>
        <table:table-row table:style-name="ro1">
          <table:table-cell table:style-name="ce1" office:value-type="string" calcext:value-type="string">
            <text:p>Also the entire Swiss Football League is on hold. Postponing games from the professional and amateur level... #coronavirus https://t.co/UShMuqnAVC</text:p>
          </table:table-cell>
          <table:table-cell office:value-type="string" calcext:value-type="string">
            <text:p>football,swiss football, swiss football league</text:p>
          </table:table-cell>
        </table:table-row>
        <table:table-row table:style-name="ro2">
          <table:table-cell table:style-name="ce1" office:value-type="string" calcext:value-type="string">
            <text:p>World Health Org Official: Trump’s press conference on #coronavirus ‘incoherent’</text:p>
            <text:p>World Health Organization Special Adviser to the Director Dr. Ezekiel Emanuel says "I found most of what [Trump] said incoherent."</text:p>
            <text:p>https://t.co/v4WIBW9Fld</text:p>
          </table:table-cell>
          <table:table-cell office:value-type="string" calcext:value-type="string">
            <text:p>coronavirus,trump</text:p>
          </table:table-cell>
        </table:table-row>
        <table:table-row table:style-name="ro3">
          <table:table-cell table:style-name="ce1" office:value-type="string" calcext:value-type="string">
            <text:p>I mean, Liberals are cheer-leading this #Coronavirus like it's their high school football team.</text:p>
            <text:p/>
            <text:p>#TDS</text:p>
          </table:table-cell>
          <table:table-cell office:value-type="string" calcext:value-type="string">
            <text:p>coronavirus,liberals</text:p>
          </table:table-cell>
        </table:table-row>
        <table:table-row table:style-name="ro4">
          <table:table-cell table:style-name="ce1" office:value-type="string" calcext:value-type="string">
            <text:p>Under repeated questioning, Pompeo refuses to say the #COVID19 coronavirus is not a hoax. <text:s/>https://t.co/PFESx4ePpD</text:p>
          </table:table-cell>
          <table:table-cell office:value-type="string" calcext:value-type="string">
            <text:p>covid19,coronavirus,pompeo</text:p>
          </table:table-cell>
        </table:table-row>
        <table:table-row table:style-name="ro5">
          <table:table-cell table:style-name="ce1" office:value-type="string" calcext:value-type="string">
            <text:p>#coronavirus comments now from @larry_kudlow here. https://t.co/l45e8bUmBK</text:p>
          </table:table-cell>
          <table:table-cell office:value-type="string" calcext:value-type="string">
            <text:p>coronavirus</text:p>
          </table:table-cell>
        </table:table-row>
        <table:table-row table:style-name="ro2">
          <table:table-cell table:style-name="ce1" office:value-type="string" calcext:value-type="string">
            <text:p>"Are you going to see some schools shut down? Probably."</text:p>
            <text:p/>
            <text:p>White House Chief of Staff Mick Mulvaney warned that the #coronavirus could disrupt U.S. schools as districts prepare their emergency plans https://t.co/qADzyHNG4L</text:p>
          </table:table-cell>
          <table:table-cell office:value-type="string" calcext:value-type="string">
            <text:p>white house,mic mulvaney,coronavirus</text:p>
          </table:table-cell>
        </table:table-row>
        <table:table-row table:style-name="ro2">
          <table:table-cell table:style-name="ce1" office:value-type="string" calcext:value-type="string">
            <text:p>“Disease can emerge everywhere. Coronaviruses exist on a global basis. It’s important that we don’t ascribe blame to a geographic origin...the languge of stigma &amp;amp; blame has become an unfortunate part of the global narrative" -@DrMikeRyan at @WHO briefing on #COVID19. #coronavirus https://t.co/4IIvbTdN9j</text:p>
          </table:table-cell>
          <table:table-cell office:value-type="string" calcext:value-type="string">
            <text:p>coronavirus,global</text:p>
          </table:table-cell>
        </table:table-row>
        <table:table-row table:style-name="ro6">
          <table:table-cell table:style-name="ce1" office:value-type="string" calcext:value-type="string">
            <text:p>“When the virus hit, I felt that I should stay to help.”</text:p>
            <text:p/>
            <text:p>@selinawangtv connected with Li Wang. She’s part of a special force under China’s Uber @DidiGlobal that's helping those stranded by the #coronavirus lockdown in #Wuhan #COVID2019 #新型肺炎 https://t.co/CE5INLRC95</text:p>
          </table:table-cell>
          <table:table-cell office:value-type="string" calcext:value-type="string">
            <text:p>virus,uber,didiglobal,wuhan</text:p>
          </table:table-cell>
        </table:table-row>
        <table:table-row table:style-name="ro1">
          <table:table-cell table:style-name="ce1" office:value-type="string" calcext:value-type="string">
            <text:p>NEW: WHO says it has increased its assessment of “the risk of spread and the risk of impact” of the coronavirus “to very high at a global level.” #COVID19 </text:p>
            <text:p/>
            <text:p>https://t.co/dzmpKLK9mZ</text:p>
          </table:table-cell>
          <table:table-cell office:value-type="string" calcext:value-type="string">
            <text:p>who,coronavirus,covid19</text:p>
          </table:table-cell>
        </table:table-row>
        <table:table-row table:style-name="ro4">
          <table:table-cell table:style-name="ce1" office:value-type="string" calcext:value-type="string">
            <text:p>President's public awareness message about #Coronavirus https://t.co/Qt2WFGqv5R https://t.co/pbafF9qVyy</text:p>
          </table:table-cell>
          <table:table-cell office:value-type="string" calcext:value-type="string">
            <text:p>president,coronavirus,public awareness</text:p>
          </table:table-cell>
        </table:table-row>
        <table:table-row table:style-name="ro3">
          <table:table-cell table:style-name="ce1" office:value-type="string" calcext:value-type="string">
            <text:p>Harvard epidemiology professor Marc Lipsitch: “I think the likely outcome is that it will ultimately not be containable.” #Coronavirus - The Atlantic https://t.co/hJVGqdsihO</text:p>
          </table:table-cell>
          <table:table-cell office:value-type="string" calcext:value-type="string">
            <text:p>harvard,mac lipsitch,coronavirus,the altantic</text:p>
          </table:table-cell>
        </table:table-row>
        <table:table-row table:style-name="ro7">
          <table:table-cell table:style-name="ce1" office:value-type="string" calcext:value-type="string">
            <text:p>The Summit County Health Department has issued the following statement about the #Coronavirus #COVID19 Outbreak: https://t.co/maWQ4Adb4u</text:p>
            <text:p/>
            <text:p>There are NO confirmed cases in Summit County or Utah.</text:p>
            <text:p>#SummitCountyUT #ParkCity #Coalville #Kamas https://t.co/Cg3VtMjO2R</text:p>
          </table:table-cell>
          <table:table-cell office:value-type="string" calcext:value-type="string">
            <text:p>coronavirus,summit county,utah</text:p>
          </table:table-cell>
        </table:table-row>
        <table:table-row table:style-name="ro4">
          <table:table-cell table:style-name="ce1" office:value-type="string" calcext:value-type="string">
            <text:p>Italian-Nigerian Footballer King Udoh, Contracts #Coronavirus https://t.co/j67qRSIX13 https://t.co/ofN8g8QrSN</text:p>
          </table:table-cell>
          <table:table-cell office:value-type="string" calcext:value-type="string">
            <text:p>king udoh,coronavirus</text:p>
          </table:table-cell>
        </table:table-row>
        <table:table-row table:style-name="ro7">
          <table:table-cell table:style-name="ce1" office:value-type="string" calcext:value-type="string">
            <text:p>#CoronavirusOutbreak | We are at a stage now that every country needs to be prepared. San Francisco has declared an emergency without a single case being reported: Dr. K.K. Aggarwal (Sr member of the Indian Medical Association) tells @AnchorAnandN on #TheRightStand</text:p>
            <text:p/>
            <text:p>#COVID19 https://t.co/wA4KUn8AuF</text:p>
          </table:table-cell>
          <table:table-cell office:value-type="string" calcext:value-type="string">
            <text:p>san fransisco,coronavirus,aggarwal</text:p>
          </table:table-cell>
        </table:table-row>
        <table:table-row table:style-name="ro4">
          <table:table-cell table:style-name="ce1" office:value-type="string" calcext:value-type="string">
            <text:p>#Coronavirus outbreak: World Health Organization gives latest update on virus . Conférence de l’OMS | LIVE https://t.co/C6SunFRpyS</text:p>
          </table:table-cell>
          <table:table-cell office:value-type="string" calcext:value-type="string">
            <text:p>world health organisation,virus</text:p>
          </table:table-cell>
        </table:table-row>
        <table:table-row table:style-name="ro8">
          <table:table-cell table:style-name="ce1" office:value-type="string" calcext:value-type="string">
            <text:p>Apart from that, several notifications were issued on how one could be affected by coronavirus, what the symptoms were and which preventive measures could be adopted.</text:p>
            <text:p>#India #Coronavirus</text:p>
            <text:p/>
            <text:p>https://t.co/AkUIJlCZNt</text:p>
          </table:table-cell>
          <table:table-cell office:value-type="string" calcext:value-type="string">
            <text:p>coronavirus,preventive measures</text:p>
          </table:table-cell>
        </table:table-row>
        <table:table-row table:style-name="ro9">
          <table:table-cell table:style-name="ce1" office:value-type="string" calcext:value-type="string">
            <text:p>Your #DailyDose of news has arrived!</text:p>
            <text:p/>
            <text:p>@Memeghnad brings you the latest updates about #Delhi smoulders, #Coronavirus scare, new mini-moon, and more.</text:p>
            <text:p/>
            <text:p>Listen up!</text:p>
            <text:p/>
            <text:p>https://t.co/htwPR8dUm2</text:p>
          </table:table-cell>
          <table:table-cell office:value-type="string" calcext:value-type="string">
            <text:p>delhi,coronavirus,mini-moon</text:p>
          </table:table-cell>
        </table:table-row>
        <table:table-row table:style-name="ro1">
          <table:table-cell table:style-name="ce1" office:value-type="string" calcext:value-type="string">
            <text:p>To keep up with the latest news about #coronavirus #COVID2019, visit @TexasDSHS where you'll find everything you need to know.</text:p>
            <text:p/>
            <text:p>https://t.co/yqNjHAYE3C</text:p>
          </table:table-cell>
          <table:table-cell office:value-type="string" calcext:value-type="string">
            <text:p>coronavirus,news</text:p>
          </table:table-cell>
        </table:table-row>
        <table:table-row table:style-name="ro2">
          <table:table-cell table:style-name="ce1" office:value-type="string" calcext:value-type="string">
            <text:p>World Health Organisation (WHO): Our epidemiologists have been monitoring the developments continuously, and we have now increased our assessment of the risk of spread and the risk of impact of #COVID19 to very high at a global level. #coronavirus https://t.co/yQrUvXIRpL</text:p>
          </table:table-cell>
          <table:table-cell office:value-type="string" calcext:value-type="string">
            <text:p>world health organisation,covid19,global level,coronavirus</text:p>
          </table:table-cell>
        </table:table-row>
        <table:table-row table:style-name="ro4">
          <table:table-cell table:style-name="ce1" office:value-type="string" calcext:value-type="string">
            <text:p>JUST IN: World Health Organization (WHO) upgrades global risk of #coronavirus spread to 'very high' | via @AFP https://t.co/IjKMPEie9k</text:p>
          </table:table-cell>
          <table:table-cell office:value-type="string" calcext:value-type="string">
            <text:p>world health organisation,coronavirus</text:p>
          </table:table-cell>
        </table:table-row>
        <table:table-row table:style-name="ro8">
          <table:table-cell table:style-name="ce1" office:value-type="string" calcext:value-type="string">
            <text:p>#Coronavirus: This Is Not Time To Fear, Says @WHO | Sahara Reporters </text:p>
            <text:p>Nigeria recorded its first case on Friday in a patient, who recently returned from Italy, one of the countries worst hit by the infection apart from China. @WHOAFRO </text:p>
            <text:p>READ MORE: https://t.co/wnAgDku1ew https://t.co/979IfuL7MN</text:p>
          </table:table-cell>
          <table:table-cell office:value-type="string" calcext:value-type="string">
            <text:p>coronavirus,nigeria,first case,friday,italy,worst hit,china</text:p>
          </table:table-cell>
        </table:table-row>
        <table:table-row table:style-name="ro3">
          <table:table-cell table:style-name="ce1" office:value-type="string" calcext:value-type="string">
            <text:p>A reminder to follow all @CDCGov precautions regarding respiratory diseases as we continue to monitor #COVID19. Stay updated and informed here: https://t.co/yjHYbIVWCc</text:p>
          </table:table-cell>
          <table:table-cell office:value-type="string" calcext:value-type="string">
            <text:p>reminder,respiratory diseases,covid19</text:p>
          </table:table-cell>
        </table:table-row>
        <table:table-row table:style-name="ro1">
          <table:table-cell table:style-name="ce1" office:value-type="string" calcext:value-type="string">
            <text:p>China will firmly support Japan to hold the 2020 Tokyo Olympic Games, Yang said during the meeting while Abe spoke highly of China's achievements in the battle against the #COVID19 epidemic. https://t.co/27KmVBSVbr</text:p>
          </table:table-cell>
          <table:table-cell office:value-type="string" calcext:value-type="string">
            <text:p>china,japanmtokyo,olympic,yang,abe,covid19</text:p>
          </table:table-cell>
        </table:table-row>
        <table:table-row table:style-name="ro1">
          <table:table-cell table:style-name="ce1" office:value-type="string" calcext:value-type="string">
            <text:p>There are more than 1.8 billion videos with the hashtag #coronavirus on TikTok. </text:p>
            <text:p/>
            <text:p>The platform created a “Safety Center” page that links out to health resources. https://t.co/OTeF0RzeEe</text:p>
          </table:table-cell>
          <table:table-cell office:value-type="string" calcext:value-type="string">
            <text:p>Coronavirus,1.8 billion,safety center</text:p>
          </table:table-cell>
        </table:table-row>
        <table:table-row table:style-name="ro1">
          <table:table-cell table:style-name="ce1" office:value-type="string" calcext:value-type="string">
            <text:p>Recovery rate of patients in severe condition has climbed significantly from 14 to 64 percent in #Wuhan, capital of Hubei province, the epicenter of the novel #coronavirus, senior official from the National Health Commission said on Friday. #COVID19</text:p>
          </table:table-cell>
          <table:table-cell office:value-type="string" calcext:value-type="string">
            <text:p>wuhan,covid19,national health commision,recovery</text:p>
          </table:table-cell>
        </table:table-row>
        <table:table-row table:style-name="ro4">
          <table:table-cell table:style-name="ce1" office:value-type="string" calcext:value-type="string">
            <text:p>#WHO raises threat assessment of #coronavirus to 'very high' at global level @CNBC ⁦@BerkeleyJr⁩ ⁦@WillFOIA⁩ <text:s/>https://t.co/5NbxZBlYZN</text:p>
          </table:table-cell>
          <table:table-cell office:value-type="string" calcext:value-type="string">
            <text:p>who,coronavirus,global level</text:p>
          </table:table-cell>
        </table:table-row>
        <table:table-row table:style-name="ro2">
          <table:table-cell table:style-name="ce1" office:value-type="string" calcext:value-type="string">
            <text:p>I think we’re in a position to do a good job of combating the #CoronaVirus. We just don’t know what to expect as far as the full impact, but I believe we should be ready for the worst. Essentially whatever money it takes, Congress should spend that to protect the American public.</text:p>
          </table:table-cell>
          <table:table-cell office:value-type="string" calcext:value-type="string">
            <text:p>coronavirus,full impact,amarican public,congress</text:p>
          </table:table-cell>
        </table:table-row>
        <table:table-row table:style-name="ro4">
          <table:table-cell table:style-name="ce1" office:value-type="string" calcext:value-type="string">
            <text:p>Thinking this is a fairly safe setup considering the news at the moment #coronavirus #islandlife https://t.co/fcWssaie4p</text:p>
          </table:table-cell>
          <table:table-cell office:value-type="string" calcext:value-type="string">
            <text:p>coronavirus</text:p>
          </table:table-cell>
        </table:table-row>
        <table:table-row table:style-name="ro3">
          <table:table-cell table:style-name="ce1" office:value-type="string" calcext:value-type="string">
            <text:p>A ban on shaking hands? As coronavirus spreads in California, U.S., it’s worth considering</text:p>
            <text:p>https://t.co/3t8escd7rV</text:p>
            <text:p>#coronavirus</text:p>
          </table:table-cell>
          <table:table-cell office:value-type="string" calcext:value-type="string">
            <text:p>shaking hands,coronavirus,californai</text:p>
          </table:table-cell>
        </table:table-row>
        <table:table-row table:style-name="ro8">
          <table:table-cell table:style-name="ce1" office:value-type="string" calcext:value-type="string">
            <text:p>"Not only would it be a major crisis in an election year, but a recession would be unavoidable."</text:p>
            <text:p/>
            <text:p>There's trouble ahead for Donald Trump if the #coronavirus grips America, writes @lizzzburden https://t.co/SHVMUfkgFR</text:p>
            <text:p>#CoronavirusOutbreak #Election2020</text:p>
          </table:table-cell>
          <table:table-cell office:value-type="string" calcext:value-type="string">
            <text:p>major crisis,coronavirus</text:p>
          </table:table-cell>
        </table:table-row>
        <table:table-row table:style-name="ro8">
          <table:table-cell table:style-name="ce1" office:value-type="string" calcext:value-type="string">
            <text:p>“She has developed and patented vaccines, including leading one of the most influential HIV vaccine trials in history.”</text:p>
            <text:p/>
            <text:p>VP @Mike_Pence announced that Deborah Birx has been appointed to serve as @WhiteHouse’s coordinator to combat the #Coronavirus. https://t.co/sPQsnLSHGF</text:p>
          </table:table-cell>
          <table:table-cell office:value-type="string" calcext:value-type="string">
            <text:p>patented vaccines,hiv,hiv vaccine,most influential,coronavirus</text:p>
          </table:table-cell>
        </table:table-row>
        <table:table-row table:style-name="ro4">
          <table:table-cell table:style-name="ce1" office:value-type="string" calcext:value-type="string">
            <text:p>Police offer to test #coronavirus contaminated meth | Read more: https://t.co/n3WMlmDlu1 https://t.co/WKgUytrCUT</text:p>
          </table:table-cell>
          <table:table-cell office:value-type="string" calcext:value-type="string">
            <text:p>coronavirus,meth</text:p>
          </table:table-cell>
        </table:table-row>
        <table:table-row table:style-name="ro1">
          <table:table-cell table:style-name="ce1" office:value-type="string" calcext:value-type="string">
            <text:p>JUST IN: WHO upgrades global risk of virus spread to ‘very high’ | via @AFP </text:p>
            <text:p/>
            <text:p>Story soon on https://t.co/zcta6yYg5U #coronavirus #nCoV https://t.co/uwq6Kxd0dx</text:p>
          </table:table-cell>
          <table:table-cell office:value-type="string" calcext:value-type="string">
            <text:p>coronavirus</text:p>
          </table:table-cell>
        </table:table-row>
        <table:table-row table:style-name="ro5">
          <table:table-cell table:style-name="ce1" office:value-type="string" calcext:value-type="string">
            <text:p>When and How to Wash Your Hands https://t.co/sf89NsMuDk #coronavirus</text:p>
          </table:table-cell>
          <table:table-cell office:value-type="string" calcext:value-type="string">
            <text:p>wash your hands</text:p>
          </table:table-cell>
        </table:table-row>
        <table:table-row table:style-name="ro3">
          <table:table-cell table:style-name="ce1" office:value-type="string" calcext:value-type="string">
            <text:p>There are currently no cases of Coronavirus 19 in Georgia. For the latest information and guidance from @FultonHealth regarding #COVID19, visit https://t.co/8DUHiBJJtP https://t.co/Zie73KjuAn</text:p>
          </table:table-cell>
          <table:table-cell office:value-type="string" calcext:value-type="string">
            <text:p>coronavirus, georgia</text:p>
          </table:table-cell>
        </table:table-row>
        <table:table-row table:style-name="ro4">
          <table:table-cell table:style-name="ce1" office:value-type="string" calcext:value-type="string">
            <text:p>The @healthdpt Minister has provided a new update on the Emergence of #Coronavirus (2019 NCOV) - Read More - https://t.co/0ist0J9vct https://t.co/f4Nf5P22y3</text:p>
          </table:table-cell>
          <table:table-cell office:value-type="string" calcext:value-type="string">
            <text:p>coronavirus</text:p>
          </table:table-cell>
        </table:table-row>
        <table:table-row table:style-name="ro4">
          <table:table-cell table:style-name="ce1" office:value-type="string" calcext:value-type="string">
            <text:p>Little Girl Tries to Eat Biscuit Wearing Facemask in China, Her Perplexed Reaction Goes Viral (Watch Video) #Biscuit #China #Coronavirus https://t.co/jALJW7Wao9</text:p>
          </table:table-cell>
          <table:table-cell office:value-type="string" calcext:value-type="string">
            <text:p>biscuit,china,coronavirus</text:p>
          </table:table-cell>
        </table:table-row>
        <table:table-row table:style-name="ro4">
          <table:table-cell table:style-name="ce1" office:value-type="string" calcext:value-type="string">
            <text:p>JUST IN: Assessment of risk of spread and risk of impact of #COVID19 is now ‘very high at global level’ - WHO | via @Reuters https://t.co/nRWfXUmHeY</text:p>
          </table:table-cell>
          <table:table-cell office:value-type="string" calcext:value-type="string">
            <text:p>covid19,global level</text:p>
          </table:table-cell>
        </table:table-row>
        <table:table-row table:style-name="ro1">
          <table:table-cell table:style-name="ce1" office:value-type="string" calcext:value-type="string">
            <text:p>BREAKING NEWS: Two new #coronavirus cases raise total infections in #Bahrain to 38 </text:p>
            <text:p/>
            <text:p>Read more: https://t.co/RynBb3sQuz https://t.co/pQl1poEePi</text:p>
          </table:table-cell>
          <table:table-cell office:value-type="string" calcext:value-type="string">
            <text:p>breaking news,coronavirus,infection,bahriain</text:p>
          </table:table-cell>
        </table:table-row>
        <table:table-row table:style-name="ro1">
          <table:table-cell table:style-name="ce1" office:value-type="string" calcext:value-type="string">
            <text:p>The closure of #Iran's parliament comes after several Iranian lawmakers tested positive for the #coronavirus https://t.co/RaMviWSySy</text:p>
          </table:table-cell>
          <table:table-cell office:value-type="string" calcext:value-type="string">
            <text:p>iran,parilament,iranian lawmakers,positive,coronavirus</text:p>
          </table:table-cell>
        </table:table-row>
        <table:table-row table:style-name="ro5">
          <table:table-cell table:style-name="ce1" office:value-type="string" calcext:value-type="string">
            <text:p>$ZM is a #coronavirus play. teleconferencing. https://t.co/eoxsNT6exB</text:p>
          </table:table-cell>
          <table:table-cell office:value-type="string" calcext:value-type="string">
            <text:p>coronavirus</text:p>
          </table:table-cell>
        </table:table-row>
        <table:table-row table:style-name="ro8">
          <table:table-cell table:style-name="ce1" office:value-type="string" calcext:value-type="string">
            <text:p>The USA has only 60 cases of Coronavirus, ONE in serious condition, ZERO new cases in many days and just ONE death and we're shedding $$$ trillions from the stock market?</text:p>
            <text:p/>
            <text:p>5 times as many Americans died falling from ladders this week as from #Coronavirus.</text:p>
          </table:table-cell>
          <table:table-cell office:value-type="string" calcext:value-type="string">
            <text:p>coronavirus,usa,zero,trillions,stock market</text:p>
          </table:table-cell>
        </table:table-row>
        <table:table-row table:style-name="ro4">
          <table:table-cell table:style-name="ce1" office:value-type="string" calcext:value-type="string">
            <text:p>#BREAKING Cases of #coronavirus in #Israel rises to 4, as WHO raises its warning level from the spread of the virus to "very high"</text:p>
          </table:table-cell>
          <table:table-cell office:value-type="string" calcext:value-type="string">
            <text:p>israel,breaking,who,very high</text:p>
          </table:table-cell>
        </table:table-row>
        <table:table-row table:style-name="ro2">
          <table:table-cell table:style-name="ce1" office:value-type="string" calcext:value-type="string">
            <text:p>Indian #stockmarket followed global stocks which are headed for their worst week since 2008 financial crisis as the world found itself on the cusp of a pandemic (#coronavirus).</text:p>
            <text:p/>
            <text:p>https://t.co/fK5y5wQtyC</text:p>
          </table:table-cell>
          <table:table-cell office:value-type="string" calcext:value-type="string">
            <text:p>stockmarket,indian,global,financial crisis,coronavirus,pandamic</text:p>
          </table:table-cell>
        </table:table-row>
        <table:table-row table:style-name="ro5">
          <table:table-cell table:style-name="ce1" office:value-type="string" calcext:value-type="string">
            <text:p>#JustIn | @WHO raises risk assessment of #coronavirus to ‘very high’ at global level https://t.co/Ct5BtrbJx5</text:p>
          </table:table-cell>
          <table:table-cell office:value-type="string" calcext:value-type="string">
            <text:p>justin,who,coronavirus</text:p>
          </table:table-cell>
        </table:table-row>
        <table:table-row table:style-name="ro8">
          <table:table-cell table:style-name="ce1" office:value-type="string" calcext:value-type="string">
            <text:p>According to @WHO D-G <text:s/>@DrTedros: “The key to containing #coronavirus is to break the chain of transmission. Countries need to educate their populations, expand surveillance, find + isolate every case, trace every contact, and take an all-of-government &amp;amp; all-of-society approach."</text:p>
          </table:table-cell>
          <table:table-cell office:value-type="string" calcext:value-type="string">
            <text:p>coronavirus,conaining,chain of transmission,,surveillance,all-of-government</text:p>
          </table:table-cell>
        </table:table-row>
        <table:table-row table:style-name="ro1">
          <table:table-cell table:style-name="ce1" office:value-type="string" calcext:value-type="string">
            <text:p>Do you have a secret stash of gold? This week investors are flocking to the precious metal following a surge in #CoronaVirus cases outside China triggered fears of a pandemic and roiled stock markets around the world</text:p>
            <text:p>https://t.co/f7GiA6j4tm #goldprice</text:p>
          </table:table-cell>
          <table:table-cell office:value-type="string" calcext:value-type="string">
            <text:p>gold,investors,coronavirus,china,fear,pandemic</text:p>
          </table:table-cell>
        </table:table-row>
        <table:table-row table:style-name="ro2">
          <table:table-cell table:style-name="ce1" office:value-type="string" calcext:value-type="string">
            <text:p>I'm concerned about this choice for the Vice President to lead the #coronavirus response. One of the largest outbreaks of another virus, HIV, occurred in Indiana, the result of cuts to state funding and then Governor Pence failing to heed the advice of medical experts. https://t.co/TUcNwcauGK</text:p>
          </table:table-cell>
          <table:table-cell office:value-type="string" calcext:value-type="string">
            <text:p>vice president,coronavirus,outbreaks,virus,indiana,governor,pence</text:p>
          </table:table-cell>
        </table:table-row>
        <table:table-row table:style-name="ro4">
          <table:table-cell table:style-name="ce1" office:value-type="string" calcext:value-type="string">
            <text:p>Important follow-up point for the 38%:</text:p>
            <text:p>No, you cannot prevent #coronavirus by sucking on a lime https://t.co/RQZ9vXrM7u</text:p>
          </table:table-cell>
          <table:table-cell office:value-type="string" calcext:value-type="string">
            <text:p>prevent,coronavirus,time</text:p>
          </table:table-cell>
        </table:table-row>
        <table:table-row table:style-name="ro4">
          <table:table-cell table:style-name="ce1" office:value-type="string" calcext:value-type="string">
            <text:p>The latest ⁦@WHO⁩ Situation Report on #coronavirus includes a map of expert laboratories working on the problem https://t.co/NYiH2i4LNW</text:p>
          </table:table-cell>
          <table:table-cell office:value-type="string" calcext:value-type="string">
            <text:p>coronavirus</text:p>
          </table:table-cell>
        </table:table-row>
        <table:table-row table:style-name="ro4">
          <table:table-cell table:style-name="ce1" office:value-type="string" calcext:value-type="string">
            <text:p>You don't need to worry about paying off your student loans if you die from the #coronavirus https://t.co/pzMIBgBI2V</text:p>
          </table:table-cell>
          <table:table-cell office:value-type="string" calcext:value-type="string">
            <text:p>coronavirus</text:p>
          </table:table-cell>
        </table:table-row>
        <table:table-row table:style-name="ro2">
          <table:table-cell table:style-name="ce1" office:value-type="string" calcext:value-type="string">
            <text:p>I was disappointed that at this briefing state officials failed to be forthcoming with the public about suspected #coronavirus cases in Florida. As a top tourist destination and home to many vulnerable seniors, Florida is uniquely at risk from the threat of this illness. #FlaPol https://t.co/siF20Iyq7r</text:p>
          </table:table-cell>
          <table:table-cell office:value-type="string" calcext:value-type="string">
            <text:p>florida,coronavirus,vulerable</text:p>
          </table:table-cell>
        </table:table-row>
        <table:table-row table:style-name="ro2">
          <table:table-cell table:style-name="ce1" office:value-type="string" calcext:value-type="string">
            <text:p>No need to worry about #coronavirus, right-wing pastor Hank Kunneman and his wife Brenda held a “Prophetic Pulse” conference call in which Brenda rebuked the virus -- via @RightWingWatch</text:p>
            <text:p/>
            <text:p>https://t.co/DEfyMIWwwM</text:p>
          </table:table-cell>
          <table:table-cell office:value-type="string" calcext:value-type="string">
            <text:p>coronavirus</text:p>
          </table:table-cell>
        </table:table-row>
        <table:table-row table:style-name="ro7">
          <table:table-cell table:style-name="ce2" office:value-type="string" calcext:value-type="string">
            <text:p>In what the White House billed as a major address, Biden once again pleaded with Congress to act. “I support the bipartisan efforts that include a small group of Democrats and Republican senators trying to find a way," he said in evening remarks from the White House. "But my God — the fact that the majority of the Senate Republicans don’t want any of these proposals even to be debated or come up for a vote, I find it unconscionable.” </text:p>
          </table:table-cell>
          <table:table-cell office:value-type="string" calcext:value-type="string">
            <text:p>white house,biden,congress,bipartisan,democrats,republic,senate republicans</text:p>
          </table:table-cell>
        </table:table-row>
        <table:table-row table:style-name="ro8">
          <table:table-cell table:style-name="ce2" office:value-type="string" calcext:value-type="string">
            <text:p>Pollution is a term which even kids are aware of these days. It has become so common that almost everyone acknowledges the fact that pollution is rising continuously. The term ‘pollution’ means the manifestation of any unsolicited foreign substance in something. When we talk about pollution on earth, we refer to the contamination that is happening of the natural resources by various pollutants.</text:p>
          </table:table-cell>
          <table:table-cell office:value-type="string" calcext:value-type="string">
            <text:p>kids,pollution,aware,item,pollution,acknowledges</text:p>
          </table:table-cell>
        </table:table-row>
        <table:table-row table:style-name="ro7">
          <table:table-cell table:style-name="ce2" office:value-type="string" calcext:value-type="string">
            <text:p>Pets are a great blessing in anyone’s life. They are the only ones who love us unconditionally. Pets always offer us everything they have without asking for anything in return. The main aim of any pet’s life is to make their owner happy. Nowadays, even the term ‘owner’ is changing. People prefer their pets as kids and to themselves as parents.This is how the relationship between pets is evolving. People treat them no less than humans. </text:p>
          </table:table-cell>
          <table:table-cell office:value-type="string" calcext:value-type="string">
            <text:p>pets,great blessing,love,unconditionally,kids</text:p>
          </table:table-cell>
        </table:table-row>
        <table:table-row table:style-name="ro8">
          <table:table-cell table:style-name="ce2" office:value-type="string" calcext:value-type="string">
            <text:p>Sherlock Holmes is a fictional detective created by British author Sir Arthur Conan Doyle. Referring to himself as a "consulting detective " in the stories, Holmes is known for his proficiency with observation, deduction, forensic science and logical reasoning that borders on the fantastic, which he employs when investigating cases for a wide variety of clients, including Scotland Yard. </text:p>
          </table:table-cell>
          <table:table-cell office:value-type="string" calcext:value-type="string">
            <text:p>sherlock holmes,arthur conan doyle,detective</text:p>
          </table:table-cell>
        </table:table-row>
        <table:table-row table:style-name="ro1">
          <table:table-cell table:style-name="ce1" office:value-type="string" calcext:value-type="string">
            <text:p>#Coronavirus: UK records first death as man on board cruise ship dies</text:p>
            <text:p/>
            <text:p>#Uk #Briton #ChinaVirus #DiamondPrincessCruiseShip</text:p>
            <text:p>https://t.co/S1dgOZOAXV https://t.co/uDEkX0gQGN</text:p>
          </table:table-cell>
          <table:table-cell office:value-type="string" calcext:value-type="string">
            <text:p>coronavirus,uk,death,ship</text:p>
          </table:table-cell>
        </table:table-row>
        <table:table-row table:style-name="ro8">
          <table:table-cell table:style-name="ce1" office:value-type="string" calcext:value-type="string">
            <text:p>Trump cares more about the health of the stock market than the health of other human beings. </text:p>
            <text:p/>
            <text:p> #TrumpLiesAboutCoronavirus </text:p>
            <text:p/>
            <text:p>#CoronaVirusUpdates #Coronavirus #COVID19 #COVID2019</text:p>
          </table:table-cell>
          <table:table-cell office:value-type="string" calcext:value-type="string">
            <text:p>trump,health,stock market,human beings</text:p>
          </table:table-cell>
        </table:table-row>
        <table:table-row table:style-name="ro2">
          <table:table-cell table:style-name="ce1" office:value-type="string" calcext:value-type="string">
            <text:p>International companies set out contingency plans and warn on the impact of coronavirus as Geneva Motorshow is canceled</text:p>
            <text:p>#pernodricard #genevamotorshow #coronavirus</text:p>
            <text:p>https://t.co/M7355gZuNF</text:p>
          </table:table-cell>
          <table:table-cell office:value-type="string" calcext:value-type="string">
            <text:p>international,companies,contigency,coronavirus,geneva motorshow</text:p>
          </table:table-cell>
        </table:table-row>
        <table:table-row table:style-name="ro2">
          <table:table-cell table:style-name="ce1" office:value-type="string" calcext:value-type="string">
            <text:p>The #Coronavirus is forcing the U.S. to examine its dependence on China for its pharmaceutical manufacturing. Before the crisis hit, @Rosemary100 offered a supply chain state-of-play on our podcast. In light of the current crisis, it's worth a listen: https://t.co/9RmFOhw85e</text:p>
          </table:table-cell>
          <table:table-cell office:value-type="string" calcext:value-type="string">
            <text:p>coronavirus, georgia,pharmaceutical</text:p>
          </table:table-cell>
        </table:table-row>
        <table:table-row table:style-name="ro4">
          <table:table-cell table:style-name="ce1" office:value-type="string" calcext:value-type="string">
            <text:p>Stay safe people #Coronavirus #CoronaVirusUpdates #CoronavirusInNigeria 😷✌🏾 https://t.co/0xWVK3D4AK</text:p>
          </table:table-cell>
          <table:table-cell office:value-type="string" calcext:value-type="string">
            <text:p>coronavirus,coronavirusupdates</text:p>
          </table:table-cell>
        </table:table-row>
        <table:table-row table:style-name="ro2">
          <table:table-cell table:style-name="ce1" office:value-type="string" calcext:value-type="string">
            <text:p>Thank you for all your support Richard. During this #Coronavirus crisis and all year round! The #MoonBears thank you too.</text:p>
            <text:p/>
            <text:p>#BearInTheWindow</text:p>
            <text:p>#CrisisActionFund https://t.co/Nt5qLmal11</text:p>
          </table:table-cell>
          <table:table-cell office:value-type="string" calcext:value-type="string">
            <text:p>richard,coronavirus,moonbears</text:p>
          </table:table-cell>
        </table:table-row>
        <table:table-row table:style-name="ro4">
          <table:table-cell table:style-name="ce1" office:value-type="string" calcext:value-type="string">
            <text:p>Could a #coronavirus shock push Turkey's economy back into a crisis? Read our updated #countryrisk report. https://t.co/ArJMTjj11p https://t.co/gHbtI03kEa</text:p>
          </table:table-cell>
          <table:table-cell office:value-type="string" calcext:value-type="string">
            <text:p>coronavirus,turkey,economy</text:p>
          </table:table-cell>
        </table:table-row>
        <table:table-row table:style-name="ro2">
          <table:table-cell table:style-name="ce1" office:value-type="string" calcext:value-type="string">
            <text:p>"This is really getting ridiculous," @NYCMayor tells @BrianLehrer on #AskTheMayor about the CDC not authorizing localities to test for #coronavirus </text:p>
            <text:p/>
            <text:p>NYC is evaluating one man who traveled from Italy, but it will take another day to confirm</text:p>
          </table:table-cell>
          <table:table-cell office:value-type="string" calcext:value-type="string">
            <text:p>askthemayor,getting ridiculous</text:p>
          </table:table-cell>
        </table:table-row>
        <table:table-row table:style-name="ro1">
          <table:table-cell table:style-name="ce1" office:value-type="string" calcext:value-type="string">
            <text:p>Should school leaders consider shutting down schools for #COVID19 #coronavirusus if this spreads?</text:p>
            <text:p>If so, for how long? What are the options. </text:p>
            <text:p>A 4min podcast: https://t.co/nJpE4Z9zXB</text:p>
            <text:p>#education #edtech</text:p>
          </table:table-cell>
          <table:table-cell office:value-type="string" calcext:value-type="string">
            <text:p>covid19,schools,shutting down,coronavirus</text:p>
          </table:table-cell>
        </table:table-row>
        <table:table-row table:style-name="ro2">
          <table:table-cell table:style-name="ce1" office:value-type="string" calcext:value-type="string">
            <text:p>Will ongoing concerns over #COVID19 continue to impact #travel and #cruiselines? #TuneIn for an appearance by Equity Research Analyst, James Hardiman, on @SquawkCNBC, w/ anchors @SaraEisen, @davidfarber &amp;amp; @carlquintanilla at approx. 7:20am(PT)/10:20am(ET), for the latest.</text:p>
          </table:table-cell>
          <table:table-cell office:value-type="string" calcext:value-type="string">
            <text:p>covid19,travel,cruiselines,tuneln,james</text:p>
          </table:table-cell>
        </table:table-row>
        <table:table-row table:style-name="ro4">
          <table:table-cell table:style-name="ce1" office:value-type="string" calcext:value-type="string">
            <text:p>The latest The Osama Bin Javaid Daily! https://t.co/80BSceYjlW #breaking #coronavirus</text:p>
          </table:table-cell>
          <table:table-cell office:value-type="string" calcext:value-type="string">
            <text:p>osama bin,coronavirus</text:p>
          </table:table-cell>
        </table:table-row>
        <table:table-row table:style-name="ro4">
          <table:table-cell table:style-name="ce1" office:value-type="string" calcext:value-type="string">
            <text:p>Cebu Pacific cancels PH-South Korea flights amid #COVID19 spread https://t.co/mUNawSoJ08</text:p>
          </table:table-cell>
          <table:table-cell office:value-type="string" calcext:value-type="string">
            <text:p>south korea,covid19</text:p>
          </table:table-cell>
        </table:table-row>
        <table:table-row table:style-name="ro1">
          <table:table-cell table:style-name="ce1" office:value-type="string" calcext:value-type="string">
            <text:p>.@UNC has banned nonessential university-affiliated travel to China and South Korea amid the #coronavirus outbreak.</text:p>
            <text:p>https://t.co/uSKBDA4Xb9</text:p>
          </table:table-cell>
          <table:table-cell office:value-type="string" calcext:value-type="string">
            <text:p>unc,banned,nonessential,china,south korea,coronavirus</text:p>
          </table:table-cell>
        </table:table-row>
        <table:table-row table:style-name="ro4">
          <table:table-cell table:style-name="ce1" office:value-type="string" calcext:value-type="string">
            <text:p>Emergency rate cuts in response to coronavirus possible only if 'pandemic actually develops': US Fed's Bullard #COVID19 | via @AFP</text:p>
          </table:table-cell>
          <table:table-cell office:value-type="string" calcext:value-type="string">
            <text:p>coronavirus,emergency,pandemic</text:p>
          </table:table-cell>
        </table:table-row>
        <table:table-row table:style-name="ro3">
          <table:table-cell table:style-name="ce1" office:value-type="string" calcext:value-type="string">
            <text:p>For all you fans of epi modeling of #COVID19 , new one for #Japan concludes 'there could be a rapid outbreak in Japan if no effective quarantine measures are carried out immediately." <text:s/>https://t.co/jpdh4xX4uw</text:p>
          </table:table-cell>
          <table:table-cell office:value-type="string" calcext:value-type="string">
            <text:p>covid19,japan,rapid outbreak,quarantine</text:p>
          </table:table-cell>
        </table:table-row>
        <table:table-row table:style-name="ro3">
          <table:table-cell table:style-name="ce1" office:value-type="string" calcext:value-type="string">
            <text:p>The Public Health Agency of Canada has established a toll-free phone number to answer questions about Coronavirus. Call 1-833-784-4397. #NBHealth #COVID19 https://t.co/3nmhGnAubo</text:p>
          </table:table-cell>
          <table:table-cell office:value-type="string" calcext:value-type="string">
            <text:p>public health agency,canada,phone,</text:p>
          </table:table-cell>
        </table:table-row>
        <table:table-row table:style-name="ro1">
          <table:table-cell table:style-name="ce1" office:value-type="string" calcext:value-type="string">
            <text:p>In the wake of #coronavirus outbreak in #Iran, Iranian parliament's winter session closed until further notice. Tehran University cancels classes until the end of New Year (Nowruz) holidays. Schools to remain shut for three more days. Iran govt not taking any chances.</text:p>
          </table:table-cell>
          <table:table-cell office:value-type="string" calcext:value-type="string">
            <text:p>coronavirus,iran,iranian,schools,tehran university</text:p>
          </table:table-cell>
        </table:table-row>
        <table:table-row table:style-name="ro8">
          <table:table-cell table:style-name="ce1" office:value-type="string" calcext:value-type="string">
            <text:p>#CoronavirusOutbreak | Shouldn’t the world hold China accountable?</text:p>
            <text:p/>
            <text:p>#COVID19</text:p>
            <text:p/>
            <text:p>Watch #TheRightStand with @AnchorAnandN https://t.co/0jeGPJWd7r</text:p>
          </table:table-cell>
          <table:table-cell office:value-type="string" calcext:value-type="string">
            <text:p>china,accountable,coronavirusoutbreak,covid19</text:p>
          </table:table-cell>
        </table:table-row>
        <table:table-row table:style-name="ro9">
          <table:table-cell table:style-name="ce1" office:value-type="string" calcext:value-type="string">
            <text:p>Virus hits markets: Factors behind the Sensex, Nifty crash.</text:p>
            <text:p>#sensex #Nifty #coronavirus #CoronaVirusUpdates #China #economy #sharemarket #shares #stockmarkets https://t.co/rwTuMWmcgy</text:p>
          </table:table-cell>
          <table:table-cell office:value-type="string" calcext:value-type="string">
            <text:p>virus,sensex,nifty,crash,coronavirus,coronavirusupdates,china,economy,sharemarket,shares,scokmarkets</text:p>
          </table:table-cell>
        </table:table-row>
        <table:table-row table:style-name="ro4">
          <table:table-cell table:style-name="ce1" office:value-type="string" calcext:value-type="string">
            <text:p>”The NCDC will continue to keep Nigerians informed. https://t.co/Jc2sSovoW5 #Coronavirus #covid19 #Lagos #Nigeria</text:p>
          </table:table-cell>
          <table:table-cell office:value-type="string" calcext:value-type="string">
            <text:p>nigerians,ncdc,coronavirus</text:p>
          </table:table-cell>
        </table:table-row>
        <table:table-row table:style-name="ro3">
          <table:table-cell table:style-name="ce1" office:value-type="string" calcext:value-type="string">
            <text:p>WATCH: A SWAT team in China's Henan province practiced taking down an uncooperative driver in a staged drill at an official #coronavirus checkpoint https://t.co/XzHUE4GSfE</text:p>
          </table:table-cell>
          <table:table-cell office:value-type="string" calcext:value-type="string">
            <text:p>swat,coronavirus</text:p>
          </table:table-cell>
        </table:table-row>
        <table:table-row table:style-name="ro10" table:number-rows-repeated="36">
          <table:table-cell table:style-name="ce1"/>
          <table:table-cell/>
        </table:table-row>
        <table:table-row table:style-name="ro10" table:number-rows-repeated="1048461">
          <table:table-cell table:number-columns-repeated="2"/>
        </table:table-row>
        <table:table-row table:style-name="ro10">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IN"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6-21">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1T13:12:28.251198295</meta:creation-date>
    <dc:date>2022-06-21T14:20:11.624313950</dc:date>
    <meta:editing-duration>PT3M20S</meta:editing-duration>
    <meta:editing-cycles>1</meta:editing-cycles>
    <meta:generator>LibreOffice/6.4.7.2$Linux_X86_64 LibreOffice_project/40$Build-2</meta:generator>
    <meta:document-statistic meta:table-count="1" meta:cell-count="156" meta:object-count="0"/>
  </office:meta>
</office:document-meta>
</file>